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ecc4" officeooo:paragraph-rsid="0004e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s una prueb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3:46:00.715000000</meta:creation-date>
    <dc:date>2023-09-11T23:46:16.062000000</dc:date>
    <meta:editing-duration>PT15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7.6.0.3$Windows_X86_64 LibreOffice_project/69edd8b8ebc41d00b4de3915dc82f8f0fc3b6265</meta:generator>
  </office:meta>
</office:document-meta>
</file>